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InstanceStartedEvent.setRootScopeId( Long root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InstanceStartedEvent.getScopeDeclar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rtedEvent.setScopeDeclarationId( int scopeDeclara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rtedEvent.getRoo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InstanceStartedEvent.ProcessInstanceStarte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